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draw:marker-start-width="0.275cm" draw:marker-end-width="0.275cm" draw:fill="solid" draw:fill-color="#b30c37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.75cm" fo:min-width="0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Fine_20_Dotted" svg:stroke-width="0.05cm" svg:stroke-color="#333333" draw:marker-start-width="0.275cm" draw:marker-end-width="0.275cm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Dashed_20__28_var_29_" svg:stroke-width="0.05cm" svg:stroke-color="#33333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draw:marker-start-width="0.275cm" draw:marker-end-width="0.275cm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33333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0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1.0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solid" draw:fill-color="#b30c37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draw:marker-end="Arrow" draw:marker-end-width="0.1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8" style:family="graphic" style:parent-style-name="objectwithoutfill">
      <style:graphic-properties draw:marker-end="Arrow" draw:marker-end-width="0.1cm" draw:fill="none"/>
    </style:style>
    <style:style style:name="gr19" style:family="graphic" style:parent-style-name="objectwithoutfill">
      <style:graphic-properties draw:marker-end="Arrow" draw:marker-end-width="0.3cm" draw:fill="none"/>
    </style:style>
    <style:style style:name="gr20" style:family="graphic" style:parent-style-name="standard">
      <style:graphic-properties draw:stroke="solid" svg:stroke-color="#333333" draw:fill="gradient" draw:fill-color="#ffffff" draw:fill-gradient-name="Rouge_20_Zenika_20_H" draw:textarea-horizontal-align="justify" draw:textarea-vertical-align="middle" draw:auto-grow-height="false"/>
    </style:style>
    <style:style style:name="gr21" style:family="graphic" style:parent-style-name="objectwithoutfill">
      <style:graphic-properties draw:fill="none"/>
    </style:style>
    <style:style style:name="gr22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23" style:family="graphic" style:parent-style-name="standard">
      <style:graphic-properties svg:stroke-color="#b30c37" draw:fill="none" draw:textarea-horizontal-align="justify" draw:textarea-vertical-align="middle" draw:auto-grow-height="false"/>
    </style:style>
    <style:style style:name="gr24" style:family="graphic" style:parent-style-name="objectwithoutfill">
      <style:graphic-properties svg:stroke-color="#b30c37" draw:marker-end="Arrow" draw:marker-end-width="0.3cm" draw:fill="none"/>
    </style:style>
    <style:style style:name="gr25" style:family="graphic" style:parent-style-name="standard">
      <style:graphic-properties draw:stroke="none" svg:stroke-color="#333333" draw:fill="solid" draw:fill-color="#b30c37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dash" draw:stroke-dash="Dashed_20__28_var_29_" draw:fill="none"/>
    </style:style>
    <style:style style:name="gr27" style:family="graphic" style:parent-style-name="standard">
      <style:graphic-properties svg:stroke-color="#333333" draw:marker-start="Arrow" draw:marker-start-width="0.2cm" draw:marker-end="" draw:marker-end-width="0.2cm" draw:fill="none"/>
    </style:style>
    <style:style style:name="gr28" style:family="graphic" style:parent-style-name="standard">
      <style:graphic-properties svg:stroke-color="#333333" draw:marker-start="Arrow" draw:marker-start-width="0.2cm" draw:marker-end="Arrow" draw:marker-end-width="0.2cm" draw:fill="none"/>
    </style:style>
    <style:style style:name="gr29" style:family="graphic" style:parent-style-name="standard">
      <style:graphic-properties draw:stroke="none" draw:fill="solid" draw:fill-color="#b30c37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000000" draw:fill="solid" draw:fill-color="#ffffff" draw:textarea-horizontal-align="center" draw:textarea-vertical-align="top" draw:auto-grow-height="true" draw:auto-grow-width="false" fo:min-height="0.477cm" fo:min-width="1.087cm"/>
    </style:style>
    <style:style style:name="gr32" style:family="graphic" style:parent-style-name="standard">
      <style:graphic-properties draw:stroke="none" svg:stroke-color="#000000" draw:fill="solid" draw:fill-color="#ffffff" draw:textarea-horizontal-align="center" draw:textarea-vertical-align="top" draw:auto-grow-height="true" draw:auto-grow-width="false" fo:min-height="0.476cm" fo:min-width="1.087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477cm" fo:min-width="1.086cm"/>
    </style:style>
    <style:style style:name="gr34" style:family="graphic" style:parent-style-name="standard" style:list-style-name="L1">
      <style:graphic-properties draw:stroke="none" svg:stroke-color="#000000" draw:fill="solid" draw:fill-color="#ffffff" draw:textarea-horizontal-align="center" draw:textarea-vertical-align="top" draw:auto-grow-height="true" draw:auto-grow-width="false" fo:min-height="0.477cm" fo:min-width="1.08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cm"/>
    </style:style>
    <style:style style:name="gr36" style:family="graphic" style:parent-style-name="standard">
      <style:graphic-properties draw:stroke="none" draw:fill="solid" draw:fill-color="#b30c37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solid" svg:stroke-width="0.1cm" svg:stroke-color="#000000" draw:marker-start-width="0.35cm" draw:marker-end-width="0.35cm" draw:fill="none" draw:fill-color="#b30c37" draw:textarea-horizontal-align="justify" draw:textarea-vertical-align="middle" draw:auto-grow-height="fals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Dashed_20__28_var_29_" draw:marker-end="Arrow" draw:marker-end-width="0.3cm" draw:fill="none"/>
    </style:style>
    <style:style style:name="gr39" style:family="graphic" style:parent-style-name="standard">
      <style:graphic-properties draw:stroke="solid" svg:stroke-color="#333333" draw:fill="none" draw:fill-color="#b30c37" draw:textarea-horizontal-align="justify" draw:textarea-vertical-align="middle" draw:auto-grow-height="false"/>
    </style:style>
    <style:style style:name="gr40" style:family="graphic" style:parent-style-name="standard">
      <style:graphic-properties draw:stroke="none" svg:stroke-color="#000000" draw:fill="none" draw:fill-color="#b30c37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stroke="none" svg:stroke-color="#000000" draw:fill="none" draw:fill-color="#b30c37" draw:textarea-horizontal-align="left" draw:auto-grow-height="true" draw:auto-grow-width="true" fo:min-height="0.631cm" fo:min-width="0cm"/>
    </style:style>
    <style:style style:name="gr42" style:family="graphic" style:parent-style-name="objectwithoutfill">
      <style:graphic-properties draw:marker-start-width="0.1cm" draw:marker-end="Arrow" draw:marker-end-width="0.1cm" draw:fill="non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font-name="Courier New1" fo:font-size="14pt" style:font-size-asian="14pt" style:font-size-complex="14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color="#ffffff" fo:font-size="14pt"/>
    </style:style>
    <style:style style:name="P8" style:family="paragraph">
      <style:paragraph-properties fo:text-align="center"/>
      <style:text-properties fo:color="#ffffff" fo:font-size="14pt" style:font-size-asian="16pt" style:font-size-complex="16pt"/>
    </style:style>
    <style:style style:name="P9" style:family="paragraph">
      <style:text-properties fo:color="#999999" fo:font-size="14pt" style:font-size-asian="14pt" style:font-size-complex="14pt"/>
    </style:style>
    <style:style style:name="P10" style:family="paragraph">
      <style:text-properties fo:color="#333333" fo:font-style="italic" style:font-style-asian="italic" style:font-style-complex="italic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color="#333333"/>
    </style:style>
    <style:style style:name="P13" style:family="paragraph">
      <style:text-properties fo:color="#999999" style:font-name="Liberation Sans" fo:font-size="14pt" style:letter-kerning="true" style:font-name-asian="Droid Sans Fallback" style:font-size-asian="14pt" style:font-name-complex="FreeSans" style:font-size-complex="14pt"/>
    </style:style>
    <style:style style:name="P14" style:family="paragraph">
      <style:paragraph-properties fo:text-align="center"/>
      <style:text-properties fo:color="#ffffff" style:font-name="Liberation Sans Narrow"/>
    </style:style>
    <style:style style:name="P15" style:family="paragraph">
      <style:text-properties fo:font-size="16pt"/>
    </style:style>
    <style:style style:name="P16" style:family="paragraph">
      <style:paragraph-properties fo:text-align="center"/>
      <style:text-properties fo:color="#000000" fo:font-size="16pt"/>
    </style:style>
    <style:style style:name="P17" style:family="paragraph">
      <style:paragraph-properties fo:text-align="center"/>
      <style:text-properties fo:color="#b30c37" fo:font-size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b30c37" fo:font-size="18pt" style:font-size-asian="18pt" style:font-size-complex="18pt"/>
    </style:style>
    <style:style style:name="T4" style:family="text">
      <style:text-properties style:font-name="Courier New1"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4pt" style:font-size-asian="16pt" style:font-size-complex="16pt"/>
    </style:style>
    <style:style style:name="T8" style:family="text">
      <style:text-properties fo:color="#ffffff" fo:font-size="14pt"/>
    </style:style>
    <style:style style:name="T9" style:family="text">
      <style:text-properties fo:color="#999999" fo:font-size="14pt" style:font-size-asian="14pt" style:font-size-complex="14pt"/>
    </style:style>
    <style:style style:name="T10" style:family="text">
      <style:text-properties fo:color="#333333" fo:font-style="italic" style:font-style-asian="italic" style:font-style-complex="italic"/>
    </style:style>
    <style:style style:name="T11" style:family="text">
      <style:text-properties fo:color="#333333"/>
    </style:style>
    <style:style style:name="T12" style:family="text">
      <style:text-properties fo:color="#999999" style:font-name="Liberation Sans" fo:font-size="14pt" style:letter-kerning="true" style:font-name-asian="Droid Sans Fallback" style:font-size-asian="14pt" style:font-name-complex="FreeSans" style:font-size-complex="14pt"/>
    </style:style>
    <style:style style:name="T13" style:family="text">
      <style:text-properties fo:color="#ffffff" style:font-name="Liberation Sans Narrow"/>
    </style:style>
    <style:style style:name="T14" style:family="text">
      <style:text-properties fo:font-size="16pt"/>
    </style:style>
    <style:style style:name="T15" style:family="text">
      <style:text-properties fo:color="#000000" fo:font-size="16pt"/>
    </style:style>
    <style:style style:name="T16" style:family="text">
      <style:text-properties fo:color="#b30c37" fo:font-size="16pt"/>
    </style:style>
    <style:style style:name="T17" style:family="text">
      <style:text-properties fo:color="#b30c37" fo:font-size="16pt" style:font-size-asian="18pt" style:font-size-complex="18pt" style:text-overline-style="none" style:text-overline-color="#b30c3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cm" svg:height="1cm" svg:x="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8.001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9.002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cm" svg:height="1cm" svg:x="5.002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cm" svg:height="1cm" svg:x="10.002cm" svg:y="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cm" svg:y1="4cm" svg:x2="5.502cm" svg:y2="6.002cm" draw:start-shape="id1" draw:start-glue-point="8" draw:end-shape="id2" draw:end-glue-point="4" svg:d="M4500 4000l1002 2002" svg:viewBox="0 0 1003 2003">
          <text:p/>
        </draw:connector>
        <draw:connector draw:style-name="gr2" draw:text-style-name="P1" draw:layer="layout" draw:type="line" svg:x1="4.854cm" svg:y1="3.146cm" svg:x2="8.001cm" svg:y2="2.501cm" draw:start-shape="id1" draw:start-glue-point="11" draw:end-shape="id3" draw:end-glue-point="6" svg:d="M4854 3146l3147-645" svg:viewBox="0 0 3148 646">
          <text:p/>
        </draw:connector>
        <draw:connector draw:style-name="gr2" draw:text-style-name="P1" draw:layer="layout" draw:type="line" svg:x1="6.002cm" svg:y1="6.502cm" svg:x2="9.002cm" svg:y2="6.502cm" draw:start-shape="id2" draw:start-glue-point="10" draw:end-shape="id4" draw:end-glue-point="6" svg:d="M6002 6502h3000" svg:viewBox="0 0 3001 1">
          <text:p/>
        </draw:connector>
        <draw:connector draw:style-name="gr2" draw:text-style-name="P1" draw:layer="layout" draw:type="line" svg:x1="9.856cm" svg:y1="6.148cm" svg:x2="10.502cm" svg:y2="4.002cm" draw:start-shape="id4" draw:start-glue-point="11" draw:end-shape="id5" draw:end-glue-point="8" svg:d="M9856 6148l646-2146" svg:viewBox="0 0 647 2147">
          <text:p/>
        </draw:connector>
        <draw:connector draw:style-name="gr2" draw:text-style-name="P1" draw:layer="layout" draw:type="line" svg:x1="10.148cm" svg:y1="3.148cm" svg:x2="9.001cm" svg:y2="2.501cm" draw:start-shape="id5" draw:start-glue-point="5" draw:end-shape="id3" draw:end-glue-point="10" svg:d="M10148 3148l-1147-647" svg:viewBox="0 0 1148 648">
          <text:p/>
        </draw:connector>
        <draw:connector draw:style-name="gr2" draw:text-style-name="P1" draw:layer="layout" draw:type="line" svg:x1="4.854cm" svg:y1="3.854cm" svg:x2="9.148cm" svg:y2="6.148cm" draw:start-shape="id1" draw:start-glue-point="9" draw:end-shape="id4" draw:end-glue-point="5" svg:d="M4854 3854l4294 2294" svg:viewBox="0 0 4295 2295">
          <text:p/>
        </draw:connector>
        <draw:frame draw:style-name="gr3" xml:id="id6" draw:id="id6" draw:layer="layout" svg:width="1cm" svg:height="0.75cm" svg:x="3.3cm" svg:y="1.475cm">
          <draw:text-box>
            <text:p>W</text:p>
          </draw:text-box>
        </draw:frame>
        <draw:frame draw:style-name="gr3" xml:id="id7" draw:id="id7" draw:layer="layout" svg:width="1cm" svg:height="0.75cm" svg:x="10.9cm" svg:y="1.475cm">
          <draw:text-box>
            <text:p>R</text:p>
          </draw:text-box>
        </draw:frame>
        <draw:connector draw:style-name="gr4" draw:text-style-name="P1" draw:layer="layout" draw:type="line" svg:x1="3.8cm" svg:y1="2.225cm" svg:x2="4.146cm" svg:y2="3.146cm" draw:start-shape="id6" draw:start-glue-point="2" draw:end-shape="id1" draw:end-glue-point="5" svg:d="M3800 2225l346 921" svg:viewBox="0 0 347 922">
          <text:p/>
        </draw:connector>
        <draw:connector draw:style-name="gr4" draw:text-style-name="P1" draw:layer="layout" draw:type="line" svg:x1="10.856cm" svg:y1="3.148cm" svg:x2="11.4cm" svg:y2="2.225cm" draw:start-shape="id5" draw:start-glue-point="11" draw:end-shape="id7" draw:end-glue-point="2" svg:d="M10856 3148l544-923" svg:viewBox="0 0 545 924">
          <text:p/>
        </draw:connector>
        <draw:polygon draw:style-name="gr5" draw:text-style-name="P1" draw:layer="layout" svg:width="2.199cm" svg:height="5.399cm" svg:x="5.8cm" svg:y="2cm" svg:viewBox="0 0 2200 5400" draw:points="1600,5400 600,3800 1200,1800 0,0 500,0 1700,1800 1100,3700 2200,5400">
          <text:p/>
        </draw:polygon>
        <draw:polyline draw:style-name="gr6" draw:text-style-name="P1" draw:layer="layout" svg:width="1.599cm" svg:height="5.399cm" svg:x="5.8cm" svg:y="2cm" svg:viewBox="0 0 1600 5400" draw:points="1600,5400 600,3800 1200,1800 0,0">
          <text:p/>
        </draw:polyline>
        <draw:polyline draw:style-name="gr6" draw:text-style-name="P1" draw:layer="layout" svg:width="1.699cm" svg:height="5.399cm" svg:x="6.3cm" svg:y="2cm" svg:viewBox="0 0 1700 5400" draw:points="0,0 1200,1800 600,3700 1700,5400">
          <text:p/>
        </draw:polyline>
        <draw:custom-shape draw:style-name="gr7" draw:text-style-name="P1" draw:layer="layout" svg:width="9.2cm" svg:height="6.6cm" svg:x="3cm" svg:y="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cm" svg:height="6cm" svg:x="9cm" svg:y="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2" draw:layer="layout" svg:width="0.459cm" svg:height="0.712cm" svg:x="8.2cm" svg:y="17.825cm">
          <draw:text-box>
            <text:p><text:span text:style-name="T1">C</text:span></text:p>
          </draw:text-box>
        </draw:frame>
        <draw:frame draw:style-name="gr9" draw:text-style-name="P2" draw:layer="layout" svg:width="0.425cm" svg:height="0.712cm" svg:x="14.901cm" svg:y="17.825cm">
          <draw:text-box>
            <text:p><text:span text:style-name="T1">P</text:span></text:p>
          </draw:text-box>
        </draw:frame>
        <draw:frame draw:style-name="gr9" draw:text-style-name="P2" draw:layer="layout" svg:width="0.459cm" svg:height="0.712cm" svg:x="11.501cm" svg:y="11.325cm">
          <draw:text-box>
            <text:p><text:span text:style-name="T1">A</text:span></text:p>
          </draw:text-box>
        </draw:frame>
        <draw:frame draw:style-name="gr10" draw:text-style-name="P3" draw:layer="layout" svg:width="1.962cm" svg:height="2.221cm" svg:x="7.738cm" svg:y="13.625cm">
          <draw:text-box>
            <text:p><text:span text:style-name="T2">MySQL</text:span></text:p>
            <text:p><text:span text:style-name="T2">Oracle</text:span></text:p>
            <text:p><text:span text:style-name="T2">Postgres</text:span></text:p>
            <text:p><text:span text:style-name="T2">Redis</text:span></text:p>
          </draw:text-box>
        </draw:frame>
        <draw:frame draw:style-name="gr10" draw:text-style-name="P3" draw:layer="layout" svg:width="2.512cm" svg:height="1.666cm" svg:x="10.781cm" svg:y="18.125cm">
          <draw:text-box>
            <text:p><text:span text:style-name="T2">Couchbase</text:span></text:p>
            <text:p><text:span text:style-name="T2">HBase</text:span></text:p>
            <text:p><text:span text:style-name="T2">MongoDB</text:span></text:p>
          </draw:text-box>
        </draw:frame>
        <draw:frame draw:style-name="gr10" draw:text-style-name="P3" draw:layer="layout" svg:width="3.063cm" svg:height="1.822cm" svg:x="13.938cm" svg:y="13.525cm">
          <draw:text-box>
            <text:p><text:span text:style-name="T3">Cassandra</text:span></text:p>
            <text:p><text:span text:style-name="T2">Dynamo</text:span></text:p>
            <text:p><text:span text:style-name="T2">Riak</text:span></text:p>
          </draw:text-box>
        </draw:frame>
      </draw:page>
      <draw:page draw:name="page2" draw:style-name="dp1" draw:master-page-name="Standard">
        <draw:frame draw:style-name="gr11" xml:id="id8" draw:id="id8" draw:layer="layout" svg:width="0.425cm" svg:height="0.712cm" svg:x="2.001cm" svg:y="4.163cm">
          <draw:text-box>
            <text:p>K</text:p>
          </draw:text-box>
        </draw:frame>
        <draw:custom-shape draw:style-name="gr12" draw:text-style-name="P1" xml:id="id9" draw:id="id9" draw:layer="layout" svg:width="8cm" svg:height="1cm" svg:x="4.001cm" svg:y="4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.426cm" svg:y1="4.519cm" svg:x2="4.001cm" svg:y2="4.5cm" draw:start-shape="id8" draw:start-glue-point="1" draw:end-shape="id9" draw:end-glue-point="3" svg:d="M2426 4519l1575-19" svg:viewBox="0 0 1576 20">
          <text:p/>
        </draw:connector>
        <draw:custom-shape draw:style-name="gr14" draw:text-style-name="P1" draw:layer="layout" svg:width="0.8cm" svg:height="0.4cm" svg:x="4.601cm" svg:y="4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26" draw:id="id26" draw:layer="layout" svg:width="0.8cm" svg:height="0.4cm" svg:x="6.601cm" svg:y="4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8cm" svg:height="0.4cm" svg:x="8.601cm" svg:y="4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8cm" svg:height="0.4cm" svg:x="10.601cm" svg:y="4.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6.001cm" svg:y1="4cm" svg:x2="6.001cm" svg:y2="5cm">
          <text:p/>
        </draw:line>
        <draw:line draw:style-name="gr15" draw:text-style-name="P1" draw:layer="layout" svg:x1="8.001cm" svg:y1="4cm" svg:x2="8.001cm" svg:y2="5cm">
          <text:p/>
        </draw:line>
        <draw:line draw:style-name="gr15" draw:text-style-name="P1" draw:layer="layout" svg:x1="10.001cm" svg:y1="4cm" svg:x2="10.001cm" svg:y2="5cm">
          <text:p/>
        </draw:line>
        <draw:frame draw:style-name="gr11" xml:id="id10" draw:id="id10" draw:layer="layout" svg:width="0.425cm" svg:height="0.712cm" svg:x="2.002cm" svg:y="2.163cm">
          <draw:text-box>
            <text:p>K</text:p>
          </draw:text-box>
        </draw:frame>
        <draw:custom-shape draw:style-name="gr12" draw:text-style-name="P1" xml:id="id11" draw:id="id11" draw:layer="layout" svg:width="3.998cm" svg:height="1cm" svg:x="4.002cm" svg:y="2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.427cm" svg:y1="2.519cm" svg:x2="4.002cm" svg:y2="2.5cm" draw:start-shape="id10" draw:start-glue-point="1" draw:end-shape="id11" draw:end-glue-point="3" svg:d="M2427 2519l1575-19" svg:viewBox="0 0 1576 20">
          <text:p/>
        </draw:connector>
        <draw:custom-shape draw:style-name="gr14" draw:text-style-name="P1" draw:layer="layout" svg:width="0.8cm" svg:height="0.4cm" svg:x="4.602cm" svg:y="2.3cm">
          <text:p/>
          <draw:enhanced-geometry svg:viewBox="0 0 21600 21600" draw:type="rectangle" draw:enhanced-path="M 0 0 L 21600 0 21600 21600 0 21600 0 0 Z N"/>
        </draw:custom-shape>
        <draw:frame draw:style-name="gr11" xml:id="id12" draw:id="id12" draw:layer="layout" svg:width="0.425cm" svg:height="0.712cm" svg:x="2.002cm" svg:y="5.663cm">
          <draw:text-box>
            <text:p>K</text:p>
          </draw:text-box>
        </draw:frame>
        <draw:custom-shape draw:style-name="gr12" draw:text-style-name="P1" xml:id="id13" draw:id="id13" draw:layer="layout" svg:width="7.999cm" svg:height="1cm" svg:x="4.002cm" svg:y="5.5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.427cm" svg:y1="6.019cm" svg:x2="4.002cm" svg:y2="6cm" draw:start-shape="id12" draw:start-glue-point="1" draw:end-shape="id13" draw:end-glue-point="3" svg:d="M2427 6019l1575-19" svg:viewBox="0 0 1576 20">
          <text:p/>
        </draw:connector>
        <draw:custom-shape draw:style-name="gr14" draw:text-style-name="P1" draw:layer="layout" svg:width="0.8cm" svg:height="0.4cm" svg:x="6.501cm" svg:y="5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8cm" svg:height="0.4cm" svg:x="10.201cm" svg:y="5.9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7.798cm" svg:height="0.568cm" svg:x="4.001cm" svg:y="5.763cm">
          <draw:text-box>
            <text:p><text:span text:style-name="T4">{name :</text:span><text:span text:style-name="T4"><text:tab/></text:span><text:span text:style-name="T4"><text:tab/></text:span><text:span text:style-name="T4">, age :</text:span><text:span text:style-name="T4"><text:tab/></text:span><text:span text:style-name="T4"><text:tab/></text:span><text:span text:style-name="T4">}</text:span></text:p>
          </draw:text-box>
        </draw:frame>
        <draw:frame draw:style-name="gr11" xml:id="id14" draw:id="id14" draw:layer="layout" svg:width="0.425cm" svg:height="0.712cm" svg:x="2.001cm" svg:y="7.525cm">
          <draw:text-box>
            <text:p>K</text:p>
          </draw:text-box>
        </draw:frame>
        <draw:custom-shape draw:style-name="gr12" draw:text-style-name="P1" xml:id="id15" draw:id="id15" draw:layer="layout" svg:width="7.999cm" svg:height="1.6cm" svg:x="4.002cm" svg:y="7.1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.426cm" svg:y1="7.881cm" svg:x2="4.002cm" svg:y2="7.9cm" draw:start-shape="id14" draw:start-glue-point="1" draw:end-shape="id15" draw:end-glue-point="3" svg:d="M2426 7881l1576 19" svg:viewBox="0 0 1577 20">
          <text:p/>
        </draw:connector>
        <draw:custom-shape draw:style-name="gr14" draw:text-style-name="P1" xml:id="id21" draw:id="id21" draw:layer="layout" svg:width="0.8cm" svg:height="0.4cm" svg:x="4.578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23" draw:id="id23" draw:layer="layout" svg:width="0.8cm" svg:height="0.4cm" svg:x="6.579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7" draw:id="id17" draw:layer="layout" svg:width="0.8cm" svg:height="0.4cm" svg:x="8.602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9" draw:id="id19" draw:layer="layout" svg:width="0.8cm" svg:height="0.4cm" svg:x="10.602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6" draw:id="id16" draw:layer="layout" svg:width="0.8cm" svg:height="0.4cm" svg:x="8.602cm" svg:y="7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8" draw:id="id18" draw:layer="layout" svg:width="0.8cm" svg:height="0.4cm" svg:x="10.602cm" svg:y="7.3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9.002cm" svg:y1="7.7cm" svg:x2="9.002cm" svg:y2="8.1cm" draw:start-shape="id16" draw:start-glue-point="2" draw:end-shape="id17" draw:end-glue-point="0" svg:d="M9002 7700v400" svg:viewBox="0 0 1 401">
          <text:p/>
        </draw:connector>
        <draw:connector draw:style-name="gr16" draw:text-style-name="P1" draw:layer="layout" draw:type="line" svg:x1="11.002cm" svg:y1="7.7cm" svg:x2="11.002cm" svg:y2="8.1cm" draw:start-shape="id18" draw:start-glue-point="2" draw:end-shape="id19" draw:end-glue-point="0" svg:d="M11002 7700v400" svg:viewBox="0 0 1 401">
          <text:p/>
        </draw:connector>
        <draw:frame draw:style-name="gr17" draw:text-style-name="P5" xml:id="id20" draw:id="id20" draw:layer="layout" svg:width="1.245cm" svg:height="0.513cm" svg:x="4.356cm" svg:y="7.287cm">
          <draw:text-box>
            <text:p><text:span text:style-name="T5">name</text:span></text:p>
          </draw:text-box>
        </draw:frame>
        <draw:frame draw:style-name="gr11" draw:text-style-name="P5" xml:id="id22" draw:id="id22" draw:layer="layout" svg:width="0.764cm" svg:height="0.513cm" svg:x="6.597cm" svg:y="7.326cm">
          <draw:text-box>
            <text:p><text:span text:style-name="T5">age</text:span></text:p>
          </draw:text-box>
        </draw:frame>
        <draw:connector draw:style-name="gr18" draw:text-style-name="P1" draw:layer="layout" draw:type="line" svg:x1="4.978cm" svg:y1="7.8cm" svg:x2="4.978cm" svg:y2="8.1cm" draw:start-shape="id20" draw:start-glue-point="2" draw:end-shape="id21" draw:end-glue-point="0" svg:d="M4978 7800v300" svg:viewBox="0 0 1 301">
          <text:p/>
        </draw:connector>
        <draw:connector draw:style-name="gr18" draw:text-style-name="P1" draw:layer="layout" draw:type="line" svg:x1="6.979cm" svg:y1="7.839cm" svg:x2="6.979cm" svg:y2="8.1cm" draw:start-shape="id22" draw:start-glue-point="2" draw:end-shape="id23" draw:end-glue-point="0" svg:d="M6979 7839v261" svg:viewBox="0 0 1 262">
          <text:p/>
        </draw:connector>
        <draw:frame draw:style-name="gr11" xml:id="id24" draw:id="id24" draw:layer="layout" svg:width="0.425cm" svg:height="0.712cm" svg:x="2.002cm" svg:y="9.763cm">
          <draw:text-box>
            <text:p>K</text:p>
          </draw:text-box>
        </draw:frame>
        <draw:custom-shape draw:style-name="gr12" draw:text-style-name="P1" xml:id="id25" draw:id="id25" draw:layer="layout" svg:width="1.998cm" svg:height="1cm" svg:x="4.002cm" svg:y="9.6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.427cm" svg:y1="10.119cm" svg:x2="4.002cm" svg:y2="10.1cm" draw:start-shape="id24" draw:start-glue-point="1" draw:end-shape="id25" draw:end-glue-point="3" svg:d="M2427 10119l1575-19" svg:viewBox="0 0 1576 20">
          <text:p/>
        </draw:connector>
        <draw:custom-shape draw:style-name="gr14" draw:text-style-name="P1" draw:layer="layout" svg:width="0.8cm" svg:height="0.4cm" svg:x="4.602cm" svg:y="9.9cm">
          <text:p/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7.001cm" svg:y1="4.3cm" svg:x2="2.213cm" svg:y2="4.163cm" draw:start-shape="id26" draw:start-glue-point="0" draw:end-shape="id8" draw:end-glue-point="0" svg:d="M7001 4300v-637h-4788v500" svg:viewBox="0 0 4789 638">
          <text:p/>
        </draw:connector>
        <draw:custom-shape draw:style-name="gr14" draw:text-style-name="P1" draw:layer="layout" svg:width="0.8cm" svg:height="0.4cm" svg:x="6.102cm" svg:y="2.3cm">
          <text:p/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line-skew="0cm 3.999cm" svg:x1="5.001cm" svg:y1="10.6cm" svg:x2="5.001cm" svg:y2="9.6cm" draw:start-shape="id25" draw:start-glue-point="2" draw:end-shape="id25" draw:end-glue-point="0" svg:d="M5001 10600v501h2499v-2002h-2499v501" svg:viewBox="0 0 2500 2003">
          <text:p/>
        </draw:connector>
        <draw:custom-shape draw:style-name="gr14" draw:text-style-name="P1" draw:layer="layout" svg:width="0.8cm" svg:height="0.4cm" svg:x="7.1cm" svg:y="9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2cm" svg:height="0.5cm" svg:x="2cm" svg:y="15.5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3cm" svg:y1="15.5cm" svg:x2="3cm" svg:y2="16cm">
          <text:p/>
        </draw:line>
        <draw:line draw:style-name="gr21" draw:text-style-name="P1" draw:layer="layout" svg:x1="4cm" svg:y1="15.5cm" svg:x2="4cm" svg:y2="16cm">
          <text:p/>
        </draw:line>
        <draw:line draw:style-name="gr21" draw:text-style-name="P1" draw:layer="layout" svg:x1="8cm" svg:y1="15.5cm" svg:x2="8cm" svg:y2="16cm">
          <text:p/>
        </draw:line>
        <draw:frame draw:style-name="gr11" draw:text-style-name="P6" draw:layer="layout" svg:width="0.993cm" svg:height="1.025cm" svg:x="2.5cm" svg:y="16.018cm">
          <draw:text-box>
            <text:p text:style-name="P1"><text:span text:style-name="T5">ONE</text:span></text:p>
            <text:p text:style-name="P1"><text:span text:style-name="T5">1</text:span></text:p>
          </draw:text-box>
        </draw:frame>
        <draw:frame draw:style-name="gr11" draw:text-style-name="P6" draw:layer="layout" svg:width="1.069cm" svg:height="1.025cm" svg:x="3.601cm" svg:y="16.019cm">
          <draw:text-box>
            <text:p text:style-name="P1"><text:span text:style-name="T5">TWO</text:span></text:p>
            <text:p text:style-name="P1"><text:span text:style-name="T5">2</text:span></text:p>
          </draw:text-box>
        </draw:frame>
        <draw:frame draw:style-name="gr11" draw:text-style-name="P6" draw:layer="layout" svg:width="2.085cm" svg:height="1.025cm" svg:x="7.002cm" svg:y="16.02cm">
          <draw:text-box>
            <text:p text:style-name="P1"><text:span text:style-name="T5">QUORUM</text:span></text:p>
            <text:p text:style-name="P1"><text:span text:style-name="T5">RF/2+1</text:span></text:p>
          </draw:text-box>
        </draw:frame>
        <draw:frame draw:style-name="gr11" draw:text-style-name="P6" draw:layer="layout" svg:width="0.815cm" svg:height="1.025cm" svg:x="13.602cm" svg:y="16.02cm">
          <draw:text-box>
            <text:p text:style-name="P1"><text:span text:style-name="T5">ALL</text:span></text:p>
            <text:p text:style-name="P1"><text:span text:style-name="T5">RF</text:span></text:p>
          </draw:text-box>
        </draw:frame>
        <draw:custom-shape draw:style-name="gr14" draw:text-style-name="P1" draw:layer="layout" svg:width="0.4cm" svg:height="0.9cm" svg:x="4.8cm" svg:y="1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cm" svg:height="1cm" svg:x="1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7.0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9.0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5.3cm" svg:height="1.2cm" svg:x="14.8cm" svg:y="2.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1.4cm" svg:height="1.4cm" svg:x="18.8cm" svg:y="2.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14.5cm" svg:y1="3.5cm" svg:x2="14.8cm" svg:y2="3.5cm">
          <text:p/>
        </draw:line>
        <draw:line draw:style-name="gr24" draw:text-style-name="P1" draw:layer="layout" svg:x1="20.325cm" svg:y1="3.5cm" svg:x2="20.625cm" svg:y2="3.5cm">
          <text:p/>
        </draw:line>
        <draw:custom-shape draw:style-name="gr14" draw:text-style-name="P1" draw:layer="layout" svg:width="1cm" svg:height="1cm" svg:x="14.92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6.927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8.927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1.374cm" svg:height="1.2cm" svg:x="14.726cm" svg:y="4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5.526cm" svg:height="1.4cm" svg:x="14.6cm" svg:y="4.8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14.426cm" svg:y1="5.501cm" svg:x2="14.726cm" svg:y2="5.501cm">
          <text:p/>
        </draw:line>
        <draw:line draw:style-name="gr24" draw:text-style-name="P1" draw:layer="layout" svg:x1="20.251cm" svg:y1="5.501cm" svg:x2="20.551cm" svg:y2="5.501cm">
          <text:p/>
        </draw:line>
        <draw:custom-shape draw:style-name="gr14" draw:text-style-name="P1" draw:layer="layout" svg:width="1cm" svg:height="1cm" svg:x="15.052cm" svg:y="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7.053cm" svg:y="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9.053cm" svg:y="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3.348cm" svg:height="1.2cm" svg:x="14.852cm" svg:y="6.9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3.352cm" svg:height="1.4cm" svg:x="16.9cm" svg:y="6.8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14.552cm" svg:y1="7.502cm" svg:x2="14.852cm" svg:y2="7.502cm">
          <text:p/>
        </draw:line>
        <draw:line draw:style-name="gr24" draw:text-style-name="P1" draw:layer="layout" svg:x1="20.377cm" svg:y1="7.502cm" svg:x2="20.677cm" svg:y2="7.502cm">
          <text:p/>
        </draw:line>
        <draw:custom-shape draw:style-name="gr14" draw:text-style-name="P1" draw:layer="layout" svg:width="1cm" svg:height="1cm" svg:x="15.078cm" svg:y="9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7.079cm" svg:y="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9.079cm" svg:y="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1.422cm" svg:height="1.2cm" svg:x="14.878cm" svg:y="8.9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1.478cm" svg:height="1.4cm" svg:x="18.8cm" svg:y="8.8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14.578cm" svg:y1="9.503cm" svg:x2="14.878cm" svg:y2="9.503cm">
          <text:p/>
        </draw:line>
        <draw:line draw:style-name="gr24" draw:text-style-name="P1" draw:layer="layout" svg:x1="20.403cm" svg:y1="9.503cm" svg:x2="20.703cm" svg:y2="9.503cm">
          <text:p/>
        </draw:line>
      </draw:page>
      <draw:page draw:name="page3" draw:style-name="dp1" draw:master-page-name="Standard">
        <draw:custom-shape draw:style-name="gr25" draw:text-style-name="P1" draw:layer="layout" svg:width="1cm" svg:height="1cm" svg:x="7cm" svg:y="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" draw:layer="layout" svg:width="1cm" svg:height="1cm" svg:x="9.001cm" svg:y="4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" draw:layer="layout" svg:width="1cm" svg:height="1cm" svg:x="5cm" svg:y="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" draw:layer="layout" svg:width="6cm" svg:height="1cm" svg:x="4.5cm" svg:y="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6" draw:text-style-name="P1" draw:layer="layout" svg:x1="6.5cm" svg:y1="3.5cm" svg:x2="6.5cm" svg:y2="5cm">
          <text:p/>
        </draw:line>
        <draw:line draw:style-name="gr26" draw:text-style-name="P1" draw:layer="layout" svg:x1="8.5cm" svg:y1="3.5cm" svg:x2="8.5cm" svg:y2="5cm">
          <text:p/>
        </draw:line>
        <draw:frame draw:style-name="gr11" draw:text-style-name="P3" draw:layer="layout" svg:width="1.712cm" svg:height="1.034cm" svg:x="2.1cm" svg:y="2.008cm">
          <draw:text-box>
            <text:p><text:span text:style-name="T2">Réseau</text:span></text:p>
            <text:p><text:span text:style-name="T6">Dynamo</text:span></text:p>
          </draw:text-box>
        </draw:frame>
        <draw:frame draw:style-name="gr11" draw:text-style-name="P3" draw:layer="layout" svg:width="2.072cm" svg:height="1.034cm" svg:x="2.1cm" svg:y="4.008cm">
          <draw:text-box>
            <text:p><text:span text:style-name="T2">Stockage</text:span></text:p>
            <text:p><text:span text:style-name="T6">BigTable</text:span></text:p>
          </draw:text-box>
        </draw:frame>
        <draw:line draw:style-name="gr27" draw:text-style-name="P1" draw:layer="layout" svg:x1="5.5cm" svg:y1="4cm" svg:x2="5.5cm" svg:y2="2.9cm">
          <text:p/>
        </draw:line>
        <draw:line draw:style-name="gr27" draw:text-style-name="P1" draw:layer="layout" svg:x1="7.5cm" svg:y1="4cm" svg:x2="7.5cm" svg:y2="2.9cm">
          <text:p/>
        </draw:line>
        <draw:line draw:style-name="gr27" draw:text-style-name="P1" draw:layer="layout" svg:x1="9.5cm" svg:y1="4cm" svg:x2="9.5cm" svg:y2="2.9cm">
          <text:p/>
        </draw:line>
        <draw:line draw:style-name="gr28" draw:text-style-name="P1" draw:layer="layout" svg:x1="6.5cm" svg:y1="2.3cm" svg:x2="6.5cm" svg:y2="1.2cm">
          <text:p/>
        </draw:line>
        <draw:line draw:style-name="gr28" draw:text-style-name="P1" draw:layer="layout" svg:x1="8.5cm" svg:y1="2.3cm" svg:x2="8.5cm" svg:y2="1.2cm">
          <text:p/>
        </draw:line>
        <draw:custom-shape draw:style-name="gr22" draw:text-style-name="P7" draw:layer="layout" svg:width="8cm" svg:height="8cm" svg:x="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svg:x="12.5cm" svg:y="6.5cm">
          <text:p text:style-name="P1"><text:span text:style-name="T7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1.0471975511966) translate (16.647cm 8.317cm)">
          <text:p text:style-name="P1"><text:span text:style-name="T7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cm" svg:height="1cm" draw:transform="rotate (-2.0943951023932) translate (17.147cm 12.8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draw:transform="rotate (-2.0943951023932) translate (17.147cm 12.817cm)">
          <text:p text:style-name="P1"><text:span text:style-name="T8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cm" svg:height="1cm" draw:transform="rotate (-3.14159265358979) translate (13.5cm 15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draw:transform="rotate (-3.14159265358979) translate (13.5cm 15.5cm)">
          <text:p text:style-name="P1"><text:span text:style-name="T8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cm" svg:height="1cm" draw:transform="rotate (2.0943951023932) translate (9.353cm 13.6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draw:transform="rotate (2.0943951023932) translate (9.353cm 13.683cm)">
          <text:p text:style-name="P1"><text:span text:style-name="T8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draw:transform="rotate (1.0471975511966) translate (8.853cm 9.183cm)">
          <text:p text:style-name="P1"><text:span text:style-name="T8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svg:x="12.5cm" svg:y="14.5cm">
          <text:p text:style-name="P1"><text:span text:style-name="T8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0.993cm" svg:height="0.556cm" svg:x="12.5cm" svg:y="7.479cm">
          <draw:text-box>
            <text:p><text:span text:style-name="T9">0-10</text:span></text:p>
          </draw:text-box>
        </draw:frame>
        <draw:frame draw:style-name="gr11" draw:text-style-name="P9" draw:layer="layout" svg:width="0.993cm" svg:height="0.556cm" svg:x="12.501cm" svg:y="7.479cm">
          <draw:text-box>
            <text:p><text:span text:style-name="T9">0-10</text:span></text:p>
          </draw:text-box>
        </draw:frame>
        <draw:frame draw:style-name="gr11" draw:text-style-name="P9" xml:id="id29" draw:id="id29" draw:layer="layout" svg:width="1.268cm" svg:height="0.556cm" draw:transform="rotate (-1.0471975511966) translate (15.8cm 8.807cm)">
          <draw:text-box>
            <text:p><text:span text:style-name="T9">10-20</text:span></text:p>
          </draw:text-box>
        </draw:frame>
        <draw:frame draw:style-name="gr11" draw:text-style-name="P9" xml:id="id32" draw:id="id32" draw:layer="layout" svg:width="1.268cm" svg:height="0.556cm" draw:transform="rotate (-2.0943951023932) translate (16.299cm 12.328cm)">
          <draw:text-box>
            <text:p><text:span text:style-name="T9">20-30</text:span></text:p>
          </draw:text-box>
        </draw:frame>
        <draw:frame draw:style-name="gr11" draw:text-style-name="P9" draw:layer="layout" svg:width="1.268cm" svg:height="0.556cm" svg:x="12.231cm" svg:y="13.965cm">
          <draw:text-box>
            <text:p><text:span text:style-name="T9">30-40</text:span></text:p>
          </draw:text-box>
        </draw:frame>
        <draw:frame draw:style-name="gr11" draw:text-style-name="P9" draw:layer="layout" svg:width="1.268cm" svg:height="0.556cm" draw:transform="rotate (2.0943951023932) translate (10.201cm 13.194cm)">
          <draw:text-box>
            <text:p><text:span text:style-name="T9">40-50</text:span></text:p>
          </draw:text-box>
        </draw:frame>
        <draw:frame draw:style-name="gr11" draw:text-style-name="P9" draw:layer="layout" svg:width="1.268cm" svg:height="0.556cm" draw:transform="rotate (1.0471975511966) translate (9.7cm 9.673cm)">
          <draw:text-box>
            <text:p><text:span text:style-name="T9">50-60</text:span></text:p>
          </draw:text-box>
        </draw:frame>
        <draw:frame draw:style-name="gr11" draw:text-style-name="P10" xml:id="id27" draw:id="id27" draw:layer="layout" svg:width="1.196cm" svg:height="0.712cm" svg:x="2.004cm" svg:y="9.288cm">
          <draw:text-box>
            <text:p><text:span text:style-name="T10">jean</text:span></text:p>
          </draw:text-box>
        </draw:frame>
        <draw:frame draw:style-name="gr11" draw:text-style-name="P10" xml:id="id28" draw:id="id28" draw:layer="layout" svg:width="0.705cm" svg:height="0.712cm" svg:x="4.996cm" svg:y="9.288cm">
          <draw:text-box>
            <text:p><text:span text:style-name="T10">12</text:span></text:p>
          </draw:text-box>
        </draw:frame>
        <draw:connector draw:style-name="gr19" draw:text-style-name="P1" draw:layer="layout" draw:type="line" svg:x1="3.2cm" svg:y1="9.644cm" svg:x2="4.996cm" svg:y2="9.644cm" draw:start-shape="id27" draw:start-glue-point="1" draw:end-shape="id28" draw:end-glue-point="3" svg:d="M3200 9644h1796" svg:viewBox="0 0 1797 1">
          <text:p/>
        </draw:connector>
        <draw:connector draw:style-name="gr19" draw:text-style-name="P1" draw:layer="layout" draw:type="curve" draw:line-skew="0.069cm" svg:x1="5.701cm" svg:y1="9.644cm" svg:x2="15.635cm" svg:y2="9.634cm" draw:start-shape="id28" draw:start-glue-point="1" draw:end-shape="id29" draw:end-glue-point="2" svg:d="M5701 9644c7317 0 2350-10 9934-10" svg:viewBox="0 0 9935 11">
          <text:p/>
        </draw:connector>
        <draw:frame draw:style-name="gr11" draw:text-style-name="P10" xml:id="id30" draw:id="id30" draw:layer="layout" svg:width="1.585cm" svg:height="0.712cm" svg:x="1.997cm" svg:y="10.288cm">
          <draw:text-box>
            <text:p><text:span text:style-name="T10">marie</text:span></text:p>
          </draw:text-box>
        </draw:frame>
        <draw:frame draw:style-name="gr11" draw:text-style-name="P10" xml:id="id31" draw:id="id31" draw:layer="layout" svg:width="0.705cm" svg:height="0.712cm" svg:x="4.989cm" svg:y="10.288cm">
          <draw:text-box>
            <text:p><text:span text:style-name="T10">28</text:span></text:p>
          </draw:text-box>
        </draw:frame>
        <draw:connector draw:style-name="gr19" draw:text-style-name="P1" draw:layer="layout" draw:type="line" svg:x1="3.582cm" svg:y1="10.644cm" svg:x2="4.989cm" svg:y2="10.644cm" draw:start-shape="id30" draw:start-glue-point="1" draw:end-shape="id31" draw:end-glue-point="3" svg:d="M3582 10644h1407" svg:viewBox="0 0 1408 1">
          <text:p/>
        </draw:connector>
        <draw:connector draw:style-name="gr19" draw:text-style-name="P1" draw:layer="layout" draw:type="curve" draw:line-skew="2.44cm" svg:x1="5.694cm" svg:y1="10.644cm" svg:x2="15.5cm" svg:y2="12.599cm" draw:start-shape="id31" draw:start-glue-point="1" draw:end-shape="id32" svg:d="M5694 10644c10777 0 5875 1955 9806 1955" svg:viewBox="0 0 9807 1956">
          <text:p/>
        </draw:connector>
        <draw:frame draw:style-name="gr11" draw:text-style-name="P12" draw:layer="layout" svg:width="3.596cm" svg:height="0.712cm" draw:transform="rotate (1.5707963267949) translate (2.5cm 14.996cm)">
          <draw:text-box>
            <text:p text:style-name="P11"><text:span text:style-name="T11">Partition Key</text:span></text:p>
          </draw:text-box>
        </draw:frame>
        <draw:frame draw:style-name="gr11" draw:text-style-name="P12" draw:layer="layout" svg:width="2.889cm" svg:height="0.712cm" draw:transform="rotate (1.5707963267949) translate (3.8cm 14.987cm)">
          <draw:text-box>
            <text:p text:style-name="P11"><text:span text:style-name="T11">Partitioner</text:span></text:p>
          </draw:text-box>
        </draw:frame>
        <draw:frame draw:style-name="gr11" draw:text-style-name="P12" draw:layer="layout" svg:width="1.691cm" svg:height="0.712cm" draw:transform="rotate (1.5707963267949) translate (5cm 14.987cm)">
          <draw:text-box>
            <text:p text:style-name="P11"><text:span text:style-name="T11">Token</text:span></text:p>
          </draw:text-box>
        </draw:frame>
      </draw:page>
      <draw:page draw:name="page4" draw:style-name="dp1" draw:master-page-name="Standard">
        <draw:custom-shape draw:style-name="gr22" draw:text-style-name="P7" draw:layer="layout" svg:width="8cm" svg:height="8cm" svg:x="9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svg:x="12.5cm" svg:y="6.501cm">
          <text:p text:style-name="P1"><text:span text:style-name="T7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1.0471975511966) translate (16.647cm 8.318cm)">
          <text:p text:style-name="P1"><text:span text:style-name="T7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cm" svg:height="1cm" draw:transform="rotate (-2.0943951023932) translate (17.147cm 1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draw:transform="rotate (-2.0943951023932) translate (17.147cm 12.818cm)">
          <text:p text:style-name="P1"><text:span text:style-name="T8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cm" svg:height="1cm" draw:transform="rotate (-3.14159265358979) translate (13.5cm 1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draw:transform="rotate (-3.14159265358979) translate (13.5cm 15.501cm)">
          <text:p text:style-name="P1"><text:span text:style-name="T8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cm" svg:height="1cm" draw:transform="rotate (2.0943951023932) translate (9.353cm 13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draw:transform="rotate (2.0943951023932) translate (9.353cm 13.684cm)">
          <text:p text:style-name="P1"><text:span text:style-name="T8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draw:transform="rotate (1.0471975511966) translate (8.853cm 9.184cm)">
          <text:p text:style-name="P1"><text:span text:style-name="T8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svg:x="12.5cm" svg:y="14.501cm">
          <text:p text:style-name="P1"><text:span text:style-name="T8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9" draw:layer="layout" svg:width="1.272cm" svg:height="1.666cm" svg:x="12.361cm" svg:y="7.48cm">
          <draw:text-box>
            <text:p><text:span text:style-name="T9"><text:s text:c="2"/></text:span><text:span text:style-name="T9">0-10</text:span></text:p>
            <text:p><text:span text:style-name="T9">50-60</text:span></text:p>
            <text:p><text:span text:style-name="T9">40-50</text:span></text:p>
          </draw:text-box>
        </draw:frame>
        <draw:frame draw:style-name="gr31" draw:text-style-name="P9" draw:layer="layout" svg:width="1.268cm" svg:height="2.776cm" svg:x="15.242cm" svg:y="9.218cm">
          <draw:text-box>
            <text:p><text:span text:style-name="T12">10-20</text:span></text:p>
            <text:p><text:span text:style-name="T12">50-60 <text:s text:c="2"/>0-10</text:span></text:p>
            <text:p><text:span text:style-name="T12"/></text:p>
          </draw:text-box>
        </draw:frame>
        <draw:frame draw:style-name="gr32" draw:text-style-name="P9" draw:layer="layout" svg:width="1.268cm" svg:height="2.221cm" svg:x="15.107cm" svg:y="12.184cm">
          <draw:text-box>
            <text:p><text:span text:style-name="T9">20-30</text:span></text:p>
            <text:p><text:span text:style-name="T9"><text:s text:c="2"/></text:span><text:span text:style-name="T9">0-10</text:span></text:p>
            <text:p><text:span text:style-name="T9">10-20</text:span></text:p>
          </draw:text-box>
        </draw:frame>
        <draw:frame draw:style-name="gr33" draw:text-style-name="P9" draw:layer="layout" svg:width="1.268cm" svg:height="1.666cm" svg:x="12.231cm" svg:y="12.856cm">
          <draw:text-box>
            <text:p><text:span text:style-name="T9">30-40</text:span></text:p>
            <text:p><text:span text:style-name="T9">10-20</text:span></text:p>
            <text:p><text:span text:style-name="T9">20-30</text:span></text:p>
          </draw:text-box>
        </draw:frame>
        <draw:frame draw:style-name="gr34" draw:text-style-name="P13" draw:layer="layout" svg:width="1.268cm" svg:height="1.666cm" svg:x="9.491cm" svg:y="12.229cm">
          <draw:text-box>
            <text:p><text:span text:style-name="T12">40-50</text:span></text:p>
            <text:p><text:span text:style-name="T12">20-30</text:span></text:p>
            <text:p><text:span text:style-name="T12">30-40</text:span></text:p>
          </draw:text-box>
        </draw:frame>
        <draw:frame draw:style-name="gr31" draw:text-style-name="P9" draw:layer="layout" svg:width="1.268cm" svg:height="1.666cm" svg:x="9.624cm" svg:y="8.986cm">
          <draw:text-box>
            <text:p><text:span text:style-name="T12">50-60</text:span></text:p>
            <text:p><text:span text:style-name="T12">30-40</text:span></text:p>
            <text:p><text:span text:style-name="T12">40-50</text:span></text:p>
          </draw:text-box>
        </draw:frame>
        <draw:g>
          <draw:path draw:style-name="gr19" draw:text-style-name="P1" draw:layer="layout" svg:width="3.396cm" svg:height="0.346cm" draw:transform="rotate (-0.827111532520113) translate (13.2001769865854cm 7.89983719547324cm)" svg:viewBox="0 0 3397 347" svg:d="M0 0c0 0 1226 359 1855 347 527-9 1542-347 1542-347">
            <text:p/>
          </draw:path>
          <draw:path draw:style-name="gr19" draw:text-style-name="P1" draw:layer="layout" svg:width="5.422cm" svg:height="0.453cm" draw:transform="rotate (-1.17321032319059) translate (13.2002099432911cm 7.89991183418761cm)" svg:viewBox="0 0 5423 454" svg:d="M0 0c0 0 1740 449 2630 454 943 4 2793-454 2793-454">
            <text:p/>
          </draw:path>
        </draw:g>
        <draw:g>
          <draw:path draw:style-name="gr19" draw:text-style-name="P1" draw:layer="layout" svg:width="3.396cm" svg:height="0.346cm" draw:transform="rotate (-0.827111532520113) translate (13.2001769865854cm 7.89983719547324cm)" svg:viewBox="0 0 3397 347" svg:d="M0 0c0 0 1226 359 1855 347 527-9 1542-347 1542-347">
            <text:p/>
          </draw:path>
          <draw:path draw:style-name="gr19" draw:text-style-name="P1" draw:layer="layout" svg:width="5.422cm" svg:height="0.453cm" draw:transform="rotate (-1.17321032319059) translate (13.2002099432911cm 7.89991183418761cm)" svg:viewBox="0 0 5423 454" svg:d="M0 0c0 0 1740 449 2630 454 943 4 2793-454 2793-454">
            <text:p/>
          </draw:path>
        </draw:g>
      </draw:page>
      <draw:page draw:name="page5" draw:style-name="dp1" draw:master-page-name="Standard">
        <draw:custom-shape draw:style-name="gr22" draw:text-style-name="P7" draw:layer="layout" svg:width="8cm" svg:height="8cm" svg:x="9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1.0471975511966) translate (16.647cm 8.318cm)">
          <text:p text:style-name="P1"><text:span text:style-name="T7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cm" svg:height="1cm" draw:transform="rotate (-2.0943951023932) translate (17.147cm 1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draw:transform="rotate (-2.0943951023932) translate (17.147cm 12.818cm)">
          <text:p text:style-name="P1"><text:span text:style-name="T8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cm" svg:height="1cm" draw:transform="rotate (-3.14159265358979) translate (13.5cm 1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draw:transform="rotate (-3.14159265358979) translate (13.5cm 15.501cm)">
          <text:p text:style-name="P1"><text:span text:style-name="T8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cm" svg:height="1cm" draw:transform="rotate (2.0943951023932) translate (9.353cm 13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xml:id="id35" draw:id="id35" draw:layer="layout" svg:width="1cm" svg:height="1cm" draw:transform="rotate (2.0943951023932) translate (9.353cm 13.684cm)">
          <text:p text:style-name="P1"><text:span text:style-name="T8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xml:id="id33" draw:id="id33" draw:layer="layout" svg:width="1cm" svg:height="1cm" draw:transform="rotate (1.0471975511966) translate (8.853cm 9.184cm)">
          <text:p text:style-name="P1"><text:span text:style-name="T8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svg:x="12.5cm" svg:y="14.501cm">
          <text:p text:style-name="P1"><text:span text:style-name="T8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0.993cm" svg:height="0.556cm" svg:x="12.5cm" svg:y="7.48cm">
          <draw:text-box>
            <text:p><text:span text:style-name="T9">0-10</text:span></text:p>
          </draw:text-box>
        </draw:frame>
        <draw:custom-shape draw:style-name="gr29" draw:text-style-name="P8" draw:layer="layout" svg:width="1cm" svg:height="1cm" svg:x="12.5cm" svg:y="6.501cm">
          <text:p text:style-name="P1"><text:span text:style-name="T7">N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0.993cm" svg:height="0.556cm" svg:x="12.501cm" svg:y="7.48cm">
          <draw:text-box>
            <text:p><text:span text:style-name="T9">0-10</text:span></text:p>
          </draw:text-box>
        </draw:frame>
        <draw:frame draw:style-name="gr11" draw:text-style-name="P9" draw:layer="layout" svg:width="1.268cm" svg:height="0.556cm" draw:transform="rotate (-1.0471975511966) translate (15.8cm 8.808cm)">
          <draw:text-box>
            <text:p><text:span text:style-name="T9">10-20</text:span></text:p>
          </draw:text-box>
        </draw:frame>
        <draw:frame draw:style-name="gr11" draw:text-style-name="P9" draw:layer="layout" svg:width="1.268cm" svg:height="0.556cm" draw:transform="rotate (-2.0943951023932) translate (16.299cm 12.329cm)">
          <draw:text-box>
            <text:p><text:span text:style-name="T9">20-30</text:span></text:p>
          </draw:text-box>
        </draw:frame>
        <draw:frame draw:style-name="gr11" draw:text-style-name="P9" draw:layer="layout" svg:width="1.268cm" svg:height="0.556cm" svg:x="12.231cm" svg:y="13.966cm">
          <draw:text-box>
            <text:p><text:span text:style-name="T9">30-40</text:span></text:p>
          </draw:text-box>
        </draw:frame>
        <draw:frame draw:style-name="gr11" draw:text-style-name="P9" draw:layer="layout" svg:width="1.268cm" svg:height="0.556cm" svg:x="9.891cm" svg:y="12.229cm">
          <draw:text-box>
            <text:p><text:span text:style-name="T9">40-46</text:span></text:p>
          </draw:text-box>
        </draw:frame>
        <draw:frame draw:style-name="gr11" draw:text-style-name="P9" draw:layer="layout" svg:width="1.268cm" svg:height="0.556cm" draw:transform="rotate (-0.0267035375555127) translate (10.032cm 8.969cm)">
          <draw:text-box>
            <text:p><text:span text:style-name="T9">54-60</text:span></text:p>
          </draw:text-box>
        </draw:frame>
        <draw:custom-shape draw:style-name="gr29" draw:text-style-name="P8" xml:id="id34" draw:id="id34" draw:layer="layout" svg:width="1cm" svg:height="1cm" draw:transform="rotate (1.5707963267949) translate (8.501cm 11.5cm)">
          <text:p text:style-name="P1"><text:span text:style-name="T7">N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1.268cm" svg:height="0.556cm" draw:transform="rotate (-0.0274016692563113) translate (9.669cm 10.71cm)">
          <draw:text-box>
            <text:p><text:span text:style-name="T9">46-54</text:span></text:p>
          </draw:text-box>
        </draw:frame>
        <draw:connector draw:style-name="gr19" draw:text-style-name="P1" draw:layer="layout" draw:type="curve" svg:x1="9.666cm" svg:y1="9.485cm" svg:x2="9.355cm" svg:y2="10.646cm" draw:start-shape="id33" draw:start-glue-point="7" draw:end-shape="id34" draw:end-glue-point="9" svg:d="M9666 9485c0 774-103 1161-311 1161" svg:viewBox="0 0 312 1162">
          <text:p/>
        </draw:connector>
        <draw:connector draw:style-name="gr19" draw:text-style-name="P1" draw:layer="layout" draw:type="curve" svg:x1="9.666cm" svg:y1="12.517cm" svg:x2="9.355cm" svg:y2="11.354cm" draw:start-shape="id35" draw:start-glue-point="9" draw:end-shape="id34" draw:end-glue-point="7" svg:d="M9666 12517c0-776-103-1163-311-1163" svg:viewBox="0 0 312 1164">
          <text:p/>
        </draw:connector>
        <draw:g>
          <draw:custom-shape draw:style-name="gr22" draw:text-style-name="P7" draw:layer="layout" svg:width="4.002cm" svg:height="4cm" svg:x="19.928cm" svg:y="6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0.5cm" svg:height="0.5cm" draw:transform="rotate (-1.0471975511966) translate (23.754cm 7.411cm)">
            <text:p text:style-name="P1"><text:span text:style-name="T7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0.5cm" svg:height="0.5cm" draw:transform="rotate (-2.0943951023932) translate (24.004cm 9.6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7" draw:layer="layout" svg:width="0.5cm" svg:height="0.5cm" draw:transform="rotate (-2.0943951023932) translate (24.004cm 9.661cm)">
            <text:p text:style-name="P1"><text:span text:style-name="T8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0.5cm" svg:height="0.5cm" draw:transform="rotate (-3.14159265358979) translate (22.179cm 11.0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7" draw:layer="layout" svg:width="0.5cm" svg:height="0.5cm" draw:transform="rotate (-3.14159265358979) translate (22.179cm 11.002cm)">
            <text:p text:style-name="P1"><text:span text:style-name="T8">N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0.5cm" svg:height="0.5cm" draw:transform="rotate (2.0943951023932) translate (20.104cm 10.0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7" draw:layer="layout" svg:width="0.5cm" svg:height="0.5cm" draw:transform="rotate (2.0943951023932) translate (20.104cm 10.094cm)">
            <text:p text:style-name="P1"><text:span text:style-name="T8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7" draw:layer="layout" svg:width="0.5cm" svg:height="0.5cm" draw:transform="rotate (1.0471975511966) translate (19.854cm 7.844cm)">
            <text:p text:style-name="P1"><text:span text:style-name="T8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7" draw:layer="layout" svg:width="0.5cm" svg:height="0.5cm" svg:x="21.679cm" svg:y="10.502cm">
            <text:p text:style-name="P1"><text:span text:style-name="T8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0.5cm" svg:height="0.5cm" svg:x="21.679cm" svg:y="6.502cm">
            <text:p text:style-name="P1"><text:span text:style-name="T7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5" draw:text-style-name="P1" draw:layer="layout" svg:width="1.573cm" svg:height="1.423cm" svg:x="21.143cm" svg:y="8.041cm">
          <draw:text-box>
            <text:p text:style-name="P1">Lyon</text:p>
            <text:p text:style-name="P1">RF=2</text:p>
          </draw:text-box>
        </draw:frame>
        <draw:g>
          <draw:custom-shape draw:style-name="gr22" draw:text-style-name="P7" draw:layer="layout" svg:width="4.002cm" svg:height="4cm" svg:x="19.928cm" svg:y="12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0.5cm" svg:height="0.5cm" draw:transform="rotate (-1.0471975511966) translate (23.754cm 12.9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0.5cm" svg:height="0.5cm" draw:transform="rotate (-2.0943951023932) translate (24.004cm 15.1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7" draw:layer="layout" svg:width="0.5cm" svg:height="0.5cm" draw:transform="rotate (-2.0943951023932) translate (24.004cm 15.1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0.5cm" svg:height="0.5cm" draw:transform="rotate (-3.14159265358979) translate (22.179cm 16.5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7" draw:layer="layout" svg:width="0.5cm" svg:height="0.5cm" draw:transform="rotate (-3.14159265358979) translate (22.179cm 16.503cm)">
            <text:p text:style-name="P1"><text:span text:style-name="T8">N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0.5cm" svg:height="0.5cm" draw:transform="rotate (2.0943951023932) translate (20.104cm 15.5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7" draw:layer="layout" svg:width="0.5cm" svg:height="0.5cm" draw:transform="rotate (2.0943951023932) translate (20.104cm 15.5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7" draw:layer="layout" svg:width="0.5cm" svg:height="0.5cm" draw:transform="rotate (1.0471975511966) translate (19.854cm 13.3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7" draw:layer="layout" svg:width="0.5cm" svg:height="0.5cm" svg:x="21.679cm" svg:y="16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0.5cm" svg:height="0.5cm" svg:x="21.679cm" svg:y="12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5" draw:text-style-name="P1" draw:layer="layout" svg:width="1.573cm" svg:height="1.423cm" svg:x="21.143cm" svg:y="13.542cm">
          <draw:text-box>
            <text:p text:style-name="P1">Paris</text:p>
            <text:p text:style-name="P1">RF=3</text:p>
          </draw:text-box>
        </draw:frame>
      </draw:page>
      <draw:page draw:name="page6" draw:style-name="dp1" draw:master-page-name="Standard">
        <draw:custom-shape draw:style-name="gr22" draw:text-style-name="P7" draw:layer="layout" svg:width="8cm" svg:height="8cm" svg:x="9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svg:x="12.5cm" svg:y="6.501cm">
          <text:p text:style-name="P1"><text:span text:style-name="T7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1.0471975511966) translate (16.647cm 8.318cm)">
          <text:p text:style-name="P1"><text:span text:style-name="T7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cm" svg:height="1cm" draw:transform="rotate (-2.0943951023932) translate (17.147cm 1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draw:transform="rotate (-2.0943951023932) translate (17.147cm 12.818cm)">
          <text:p text:style-name="P1"><text:span text:style-name="T8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cm" svg:height="1cm" draw:transform="rotate (-3.14159265358979) translate (13.5cm 1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draw:transform="rotate (-3.14159265358979) translate (13.5cm 15.501cm)">
          <text:p text:style-name="P1"><text:span text:style-name="T8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cm" svg:height="1cm" draw:transform="rotate (2.0943951023932) translate (9.353cm 13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draw:transform="rotate (2.0943951023932) translate (9.353cm 13.684cm)">
          <text:p text:style-name="P1"><text:span text:style-name="T8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draw:transform="rotate (1.0471975511966) translate (8.853cm 9.184cm)">
          <text:p text:style-name="P1"><text:span text:style-name="T8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1cm" svg:height="1cm" svg:x="12.5cm" svg:y="14.501cm">
          <text:p text:style-name="P1"><text:span text:style-name="T8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xml:id="id36" draw:id="id36" draw:layer="layout" svg:width="1cm" svg:height="1cm" svg:x="6cm" svg:y="14cm">
          <text:p text:style-name="P1"><text:span text:style-name="T13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7" xml:id="id37" draw:id="id37" draw:layer="layout" svg:width="1.245cm" svg:height="1.245cm" draw:transform="rotate (2.0943951023932) translate (9.308cm 13.851cm)">
          <text:p text:style-name="P1"><text:span text:style-name="T8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curve" svg:x1="7cm" svg:y1="14.5cm" svg:x2="9.375cm" svg:y2="13.604cm" draw:start-shape="id36" draw:start-glue-point="1" draw:end-shape="id37" draw:end-glue-point="5" svg:d="M7000 14500c1584 0 2375-298 2375-896" svg:viewBox="0 0 2376 897">
          <text:p/>
        </draw:connector>
        <draw:path draw:style-name="gr19" draw:text-style-name="P1" draw:layer="layout" svg:width="5.953cm" svg:height="0.592cm" draw:transform="rotate (1.06203284983855) translate (10.0998250095523cm 12.6999024014528cm)" svg:viewBox="0 0 5954 593" svg:d="M0 0c0 0 816 537 1817 590 1002 52 4137-590 4137-590">
          <text:p/>
        </draw:path>
        <draw:line draw:style-name="gr38" draw:text-style-name="P1" draw:layer="layout" svg:x1="10.1cm" svg:y1="12.7cm" svg:x2="16cm" svg:y2="9.3cm">
          <text:p/>
        </draw:line>
        <draw:path draw:style-name="gr38" draw:text-style-name="P1" draw:layer="layout" svg:width="5.9cm" svg:height="0.634cm" draw:transform="rotate (-0.016929693744346) translate (10.1107405311803cm 12.0656409151814cm)" svg:viewBox="0 0 5901 635" svg:d="M0 634c0 0 1003-609 1990-633 986-25 3911 634 3911 634">
          <text:p/>
        </draw:path>
        <draw:frame draw:style-name="gr11" draw:layer="layout" svg:width="3.66cm" svg:height="0.712cm" svg:x="5.2cm" svg:y="12.191cm">
          <draw:text-box>
            <text:p>Coordinateur</text:p>
          </draw:text-box>
        </draw:frame>
      </draw:page>
      <draw:page draw:name="page7" draw:style-name="dp1" draw:master-page-name="Standard">
        <draw:frame draw:style-name="gr17" draw:text-style-name="P15" xml:id="id42" draw:id="id42" draw:layer="layout" svg:width="2.61cm" svg:height="0.636cm" svg:x="3.4cm" svg:y="2.682cm">
          <draw:text-box>
            <text:p><text:span text:style-name="T14">abc123...</text:span></text:p>
          </draw:text-box>
        </draw:frame>
        <draw:custom-shape draw:style-name="gr39" draw:text-style-name="P1" xml:id="id43" draw:id="id43" draw:layer="layout" svg:width="13cm" svg:height="2cm" svg:x="7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6" xml:id="id38" draw:id="id38" draw:layer="layout" svg:width="1.196cm" svg:height="0.636cm" svg:x="7.699cm" svg:y="2.195cm">
          <draw:text-box>
            <text:p text:style-name="P1"><text:span text:style-name="T15">login</text:span></text:p>
          </draw:text-box>
        </draw:frame>
        <draw:frame draw:style-name="gr40" draw:text-style-name="P17" xml:id="id39" draw:id="id39" draw:layer="layout" svg:width="1.069cm" svg:height="0.636cm" svg:x="7.763cm" svg:y="3.195cm">
          <draw:text-box>
            <text:p text:style-name="P1"><text:span text:style-name="T16">jdoe</text:span></text:p>
          </draw:text-box>
        </draw:frame>
        <draw:frame draw:style-name="gr40" draw:text-style-name="P16" xml:id="id40" draw:id="id40" draw:layer="layout" svg:width="3.956cm" svg:height="0.636cm" svg:x="10.107cm" svg:y="2.195cm">
          <draw:text-box>
            <text:p text:style-name="P1"><text:span text:style-name="T15">date_naissance</text:span></text:p>
          </draw:text-box>
        </draw:frame>
        <draw:frame draw:style-name="gr41" draw:text-style-name="P17" xml:id="id41" draw:id="id41" draw:layer="layout" svg:width="2.881cm" svg:height="0.636cm" svg:x="10.645cm" svg:y="3.198cm">
          <draw:text-box>
            <text:p text:style-name="P1"><text:span text:style-name="T16">1978-04-06</text:span></text:p>
          </draw:text-box>
        </draw:frame>
        <draw:connector draw:style-name="gr42" draw:text-style-name="P1" draw:layer="layout" draw:type="line" svg:x1="8.297cm" svg:y1="2.831cm" svg:x2="8.297cm" svg:y2="3.195cm" draw:start-shape="id38" draw:start-glue-point="2" draw:end-shape="id39" draw:end-glue-point="0" svg:d="M8297 2831v364" svg:viewBox="0 0 1 365">
          <text:p/>
        </draw:connector>
        <draw:connector draw:style-name="gr42" draw:text-style-name="P1" draw:layer="layout" draw:type="line" svg:x1="12.085cm" svg:y1="2.831cm" svg:x2="12.085cm" svg:y2="3.198cm" draw:start-shape="id40" draw:start-glue-point="2" draw:end-shape="id41" draw:end-glue-point="0" svg:d="M12085 2831v367" svg:viewBox="0 0 1 368">
          <text:p/>
        </draw:connector>
        <draw:connector draw:style-name="gr42" draw:text-style-name="P1" draw:layer="layout" draw:type="line" svg:x1="6.01cm" svg:y1="3cm" svg:x2="7cm" svg:y2="3cm" draw:start-shape="id42" draw:start-glue-point="1" draw:end-shape="id43" draw:end-glue-point="3" svg:d="M6010 3000h990" svg:viewBox="0 0 991 1">
          <text:p/>
        </draw:connector>
        <draw:frame draw:style-name="gr17" draw:text-style-name="P15" xml:id="id48" draw:id="id48" draw:layer="layout" svg:width="2.61cm" svg:height="0.636cm" svg:x="3.401cm" svg:y="5.683cm">
          <draw:text-box>
            <text:p><text:span text:style-name="T14">abc123...</text:span></text:p>
          </draw:text-box>
        </draw:frame>
        <draw:custom-shape draw:style-name="gr39" draw:text-style-name="P1" xml:id="id49" draw:id="id49" draw:layer="layout" svg:width="12.999cm" svg:height="2cm" svg:x="7.001cm" svg:y="5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6" xml:id="id44" draw:id="id44" draw:layer="layout" svg:width="5.328cm" svg:height="0.636cm" svg:x="7.7cm" svg:y="5.196cm">
          <draw:text-box>
            <text:p text:style-name="P1"><text:span text:style-name="T16">2015-03-30</text:span><text:span text:style-name="T15">:message</text:span></text:p>
          </draw:text-box>
        </draw:frame>
        <draw:frame draw:style-name="gr40" draw:text-style-name="P17" xml:id="id45" draw:id="id45" draw:layer="layout" svg:width="3.973cm" svg:height="0.636cm" svg:x="8.378cm" svg:y="6.196cm">
          <draw:text-box>
            <text:p text:style-name="P1"><text:span text:style-name="T16">Vive Cassandra</text:span></text:p>
          </draw:text-box>
        </draw:frame>
        <draw:frame draw:style-name="gr40" draw:text-style-name="P16" xml:id="id46" draw:id="id46" draw:layer="layout" svg:width="5.328cm" svg:height="0.636cm" svg:x="14.108cm" svg:y="5.196cm">
          <draw:text-box>
            <text:p text:style-name="P1"><text:span text:style-name="T17">2015-04-09</text:span><text:span text:style-name="T15">:message</text:span></text:p>
          </draw:text-box>
        </draw:frame>
        <draw:frame draw:style-name="gr41" draw:text-style-name="P17" xml:id="id47" draw:id="id47" draw:layer="layout" svg:width="3.795cm" svg:height="0.636cm" svg:x="14.875cm" svg:y="6.199cm">
          <draw:text-box>
            <text:p text:style-name="P1"><text:span text:style-name="T16">Super Matinale</text:span></text:p>
          </draw:text-box>
        </draw:frame>
        <draw:connector draw:style-name="gr42" draw:text-style-name="P1" draw:layer="layout" draw:type="line" svg:x1="10.364cm" svg:y1="5.832cm" svg:x2="10.364cm" svg:y2="6.196cm" draw:start-shape="id44" draw:start-glue-point="2" draw:end-shape="id45" draw:end-glue-point="0" svg:d="M10364 5832v364" svg:viewBox="0 0 1 365">
          <text:p/>
        </draw:connector>
        <draw:connector draw:style-name="gr42" draw:text-style-name="P1" draw:layer="layout" draw:type="line" svg:x1="16.772cm" svg:y1="5.832cm" svg:x2="16.772cm" svg:y2="6.199cm" draw:start-shape="id46" draw:start-glue-point="2" draw:end-shape="id47" draw:end-glue-point="0" svg:d="M16772 5832v367" svg:viewBox="0 0 1 368">
          <text:p/>
        </draw:connector>
        <draw:connector draw:style-name="gr42" draw:text-style-name="P1" draw:layer="layout" draw:type="line" svg:x1="6.011cm" svg:y1="6.001cm" svg:x2="7.001cm" svg:y2="6.001cm" draw:start-shape="id48" draw:start-glue-point="1" draw:end-shape="id49" draw:end-glue-point="3" svg:d="M6011 6001h990" svg:viewBox="0 0 99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ouge_20_Zenika_20_H" draw:display-name="Rouge Zenika H" draw:style="linear" draw:start-color="#ffffff" draw:end-color="#b30c37" draw:start-intensity="100%" draw:end-intensity="100%" draw:angle="8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7T04:34:34.466908974</meta:creation-date>
    <dc:date>2015-03-30T21:25:59.780144604</dc:date>
    <meta:editing-duration>PT3H2M35S</meta:editing-duration>
    <meta:editing-cycles>12</meta:editing-cycles>
    <meta:generator>LibreOffice/4.2.7.2$Linux_X86_64 LibreOffice_project/420m0$Build-2</meta:generator>
    <meta:document-statistic meta:object-count="255"/>
  </office:meta>
</office:document-meta>
</file>